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2.5193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1.3508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0.4862in"/>
    </style:style>
    <style:style style:name="co20" style:family="table-column">
      <style:table-column-properties fo:break-before="auto" style:column-width="1.5665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17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2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2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2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2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2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2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2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2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2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2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2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5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6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3"/>
          <table:table-cell office:value-type="string" calcext:value-type="string">
            <text:p>XXX. I need as epic as possible translation CZ to EN of this mystical fantasy weapon name. give me 5 options and be creative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rsa-Bold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rsa-Medium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eguibli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segoeuiz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table:number-columns-repeated="4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0-08T14:23:58.514208181</dc:date>
    <meta:editing-duration>P27DT19H28M10S</meta:editing-duration>
    <meta:editing-cycles>369</meta:editing-cycles>
    <meta:document-statistic meta:table-count="10" meta:cell-count="2007" meta:object-count="0"/>
  </office:meta>
</office:document-meta>
</file>